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HP Name</text:p>
          </table:table-cell>
          <table:table-cell table:style-name="ce1" office:value-type="string" calcext:value-type="string">
            <text:p>Pin Num</text:p>
          </table:table-cell>
          <table:table-cell table:style-name="ce1" office:value-type="string" calcext:value-type="string">
            <text:p>ICE Num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39_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40_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41_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E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2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E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E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E2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_SIO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_SIO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_SIO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RQ/PB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_SCL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S1/PB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I_SIO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S2/PB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E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E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E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E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E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E4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E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E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E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E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E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E4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E4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E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E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E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E3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E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E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E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E34</text:p>
          </table:table-cell>
          <table:table-cell table:number-columns-repeated="16381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21:34:17.230918055</meta:creation-date>
    <dc:date>2025-07-13T23:34:00.531704072</dc:date>
    <meta:editing-duration>PT1H59M43S</meta:editing-duration>
    <meta:editing-cycles>1</meta:editing-cycles>
    <meta:document-statistic meta:table-count="1" meta:cell-count="121" meta:object-count="0"/>
    <meta:generator>LibreOffice/7.5.9.2$MacOSX_X86_64 LibreOffice_project/cdeefe45c17511d326101eed8008ac4092f278a9</meta:generator>
  </office:meta>
</office:document-meta>
</file>